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d8ee" officeooo:paragraph-rsid="001dd8e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e1eb0" officeooo:paragraph-rsid="001e1eb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20e9f8" officeooo:paragraph-rsid="0020e9f8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219265" officeooo:paragraph-rsid="00219265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ff" fo:font-size="16pt" fo:font-weight="bold" officeooo:rsid="001e1eb0" officeooo:paragraph-rsid="001e1eb0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ff" fo:font-size="16pt" fo:font-weight="bold" officeooo:rsid="001dd8ee" officeooo:paragraph-rsid="001dd8e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ff" fo:font-size="16pt" fo:font-weight="bold" officeooo:rsid="001dd8ee" officeooo:paragraph-rsid="001dd8e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219265" officeooo:paragraph-rsid="0021926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257179" officeooo:paragraph-rsid="00257179" style:font-size-asian="14pt" style:font-weight-asian="normal" style:font-size-complex="14pt" style:font-weight-complex="normal"/>
    </style:style>
    <style:style style:name="T1" style:family="text">
      <style:text-properties officeooo:rsid="0020e9f8"/>
    </style:style>
    <style:style style:name="T2" style:family="text">
      <style:text-properties officeooo:rsid="00219265"/>
    </style:style>
    <style:style style:name="T3" style:family="text">
      <style:text-properties officeooo:rsid="0023a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3">A </text:span>brief overview of the project explaining :</text:p>
      <text:p text:style-name="P2">It is a log-in and account management system that </text:p>
      <text:p text:style-name="P2">will be used to protect single link (here is the list of users ) <text:s/>this page is not be accessible without a valid login.</text:p>
      <text:p text:style-name="P2">1-confg.php</text:p>
      <text:p text:style-name="P2">This file contain array of database information (username ,password,database name).</text:p>
      <text:p text:style-name="P2">2-ORM.php</text:p>
      <text:p text:style-name="P2">This file contain class has methods of connect to database , update ,select ,insert,delete and select where .</text:p>
      <text:p text:style-name="P3">3-<text:span text:style-name="T2">validation.php</text:span></text:p>
      <text:p text:style-name="P4">This file contain class validation has methods of ( email : must be gmail account , required ,exits : for image to be uploaded) .</text:p>
      <text:p text:style-name="P2"><text:span text:style-name="T1">4</text:span>-registeration form</text:p>
      <text:p text:style-name="P2"><text:span text:style-name="T1">5</text:span>-login form </text:p>
      <text:p text:style-name="P2"><text:span text:style-name="T1">6</text:span>-forget password and reset password options</text:p>
      <text:p text:style-name="P2">forget password :</text:p>
      <text:p text:style-name="P2">return to the user his password us<text:span text:style-name="T1">ing</text:span> ajax.</text:p>
      <text:p text:style-name="P2">Reset password :</text:p>
      <text:p text:style-name="P2">update password of new user password .</text:p>
      <text:p text:style-name="P5"/>
      <text:p text:style-name="P6"/>
      <text:p text:style-name="P6"/>
      <text:p text:style-name="P7"><text:span text:style-name="T3">A</text:span> brief API user guide :</text:p>
      <text:p text:style-name="P8">By <text:s/>configurate the (appconf.php) file you can use the registeration &amp; login forms save data and protect link from invalid login. </text:p>
      <text:p text:style-name="P8"/>
      <text:p text:style-name="P9">** To test the Application</text:p>
      <text:p text:style-name="P9">1-put the XDG_task folder in /var/www/html</text:p>
      <text:p text:style-name="P9">2-in url : http://localhost/XDG_task/docs/start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5:20:09.050926431</meta:creation-date>
    <dc:date>2015-05-13T02:30:11.939021751</dc:date>
    <meta:editing-duration>PT30M38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170" meta:character-count="1034" meta:non-whitespace-character-count="880"/>
  </office:meta>
</office:document-meta>
</file>